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monospace"/>
    <style:font-face style:name="Lohit Devanagari1" svg:font-family="'Lohit Devanagari'"/>
    <style:font-face style:name="Open Sans" svg:font-family="'Open Sans', 'Helvetica Neue', Helvetica, Arial, sans-serif"/>
    <style:font-face style:name="consolas" svg:font-family="consolas, monaco, 'bitstream vera sans mono', 'courier new', courier, monospace"/>
    <style:font-face style:name="monospace" svg:font-family="monospace, monospace"/>
    <style:font-face style:name="source-code-pro" svg:font-family="source-code-pro, 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87dc" officeooo:paragraph-rsid="000787dc"/>
    </style:style>
    <style:style style:name="P2" style:family="paragraph" style:parent-style-name="Standard">
      <style:text-properties officeooo:rsid="00093346" officeooo:paragraph-rsid="00093346"/>
    </style:style>
    <style:style style:name="P3" style:family="paragraph" style:parent-style-name="Standard">
      <style:text-properties officeooo:rsid="000a668a" officeooo:paragraph-rsid="000a668a"/>
    </style:style>
    <style:style style:name="P4" style:family="paragraph" style:parent-style-name="Standard">
      <style:text-properties officeooo:rsid="000a668a" officeooo:paragraph-rsid="001d704e"/>
    </style:style>
    <style:style style:name="P5" style:family="paragraph" style:parent-style-name="Standard">
      <style:text-properties officeooo:rsid="000a668a" officeooo:paragraph-rsid="000fc314"/>
    </style:style>
    <style:style style:name="P6" style:family="paragraph" style:parent-style-name="Standard">
      <style:text-properties officeooo:rsid="000a668a" officeooo:paragraph-rsid="002a19a1"/>
    </style:style>
    <style:style style:name="P7" style:family="paragraph" style:parent-style-name="Standard">
      <style:text-properties officeooo:rsid="000a7b30" officeooo:paragraph-rsid="00279e1a"/>
    </style:style>
    <style:style style:name="P8" style:family="paragraph" style:parent-style-name="Standard">
      <style:text-properties officeooo:rsid="000c5de4" officeooo:paragraph-rsid="000c5de4"/>
    </style:style>
    <style:style style:name="P9" style:family="paragraph" style:parent-style-name="Standard">
      <style:text-properties officeooo:rsid="000e4dfb" officeooo:paragraph-rsid="000e4dfb"/>
    </style:style>
    <style:style style:name="P10" style:family="paragraph" style:parent-style-name="Standard">
      <style:text-properties officeooo:rsid="000f7ad5" officeooo:paragraph-rsid="000f7ad5"/>
    </style:style>
    <style:style style:name="P11" style:family="paragraph" style:parent-style-name="Standard">
      <style:text-properties officeooo:rsid="00100fee" officeooo:paragraph-rsid="00100fee"/>
    </style:style>
    <style:style style:name="P12" style:family="paragraph" style:parent-style-name="Standard">
      <style:text-properties officeooo:rsid="00109b90" officeooo:paragraph-rsid="00109b90"/>
    </style:style>
    <style:style style:name="P13" style:family="paragraph" style:parent-style-name="Standard">
      <style:text-properties officeooo:rsid="0012e463" officeooo:paragraph-rsid="0012e463"/>
    </style:style>
    <style:style style:name="P14" style:family="paragraph" style:parent-style-name="Standard">
      <style:text-properties officeooo:rsid="0012e463" officeooo:paragraph-rsid="00175b9a"/>
    </style:style>
    <style:style style:name="P15" style:family="paragraph" style:parent-style-name="Standard">
      <style:text-properties officeooo:rsid="0012e463" officeooo:paragraph-rsid="001d704e"/>
    </style:style>
    <style:style style:name="P16" style:family="paragraph" style:parent-style-name="Standard">
      <style:text-properties officeooo:rsid="0013f3ee" officeooo:paragraph-rsid="0013f3ee"/>
    </style:style>
    <style:style style:name="P17" style:family="paragraph" style:parent-style-name="Standard">
      <style:text-properties officeooo:rsid="0015b714" officeooo:paragraph-rsid="0015b714"/>
    </style:style>
    <style:style style:name="P18" style:family="paragraph" style:parent-style-name="Standard">
      <style:text-properties officeooo:rsid="0015b714" officeooo:paragraph-rsid="00175b9a"/>
    </style:style>
    <style:style style:name="P19" style:family="paragraph" style:parent-style-name="Standard">
      <style:text-properties fo:font-style="italic" officeooo:rsid="000a668a" officeooo:paragraph-rsid="00279e1a" style:font-style-asian="italic" style:font-style-complex="italic"/>
    </style:style>
    <style:style style:name="P20" style:family="paragraph" style:parent-style-name="Standard">
      <style:text-properties officeooo:rsid="001d704e" officeooo:paragraph-rsid="001d704e"/>
    </style:style>
    <style:style style:name="P21" style:family="paragraph" style:parent-style-name="Standard">
      <style:text-properties officeooo:rsid="001e78a1" officeooo:paragraph-rsid="001e78a1"/>
    </style:style>
    <style:style style:name="P22" style:family="paragraph" style:parent-style-name="Standard">
      <style:text-properties officeooo:rsid="001ed344" officeooo:paragraph-rsid="001ed344"/>
    </style:style>
    <style:style style:name="P23" style:family="paragraph" style:parent-style-name="Standard">
      <style:text-properties fo:color="#000000" officeooo:rsid="001ed344" officeooo:paragraph-rsid="001ed344"/>
    </style:style>
    <style:style style:name="P24" style:family="paragraph" style:parent-style-name="Standard">
      <style:text-properties fo:color="#000000" officeooo:rsid="0024c271" officeooo:paragraph-rsid="0024c271"/>
    </style:style>
    <style:style style:name="P25" style:family="paragraph" style:parent-style-name="Standard">
      <style:text-properties fo:color="#000000" officeooo:rsid="0024c271" officeooo:paragraph-rsid="002769c4"/>
    </style:style>
    <style:style style:name="P26" style:family="paragraph" style:parent-style-name="Standard">
      <style:text-properties fo:color="#000000" officeooo:rsid="00250b4c" officeooo:paragraph-rsid="00250b4c"/>
    </style:style>
    <style:style style:name="P27" style:family="paragraph" style:parent-style-name="Standard">
      <style:text-properties fo:color="#000000" officeooo:rsid="00250b4c" officeooo:paragraph-rsid="002769c4"/>
    </style:style>
    <style:style style:name="P28" style:family="paragraph" style:parent-style-name="Standard">
      <style:text-properties fo:color="#000000" officeooo:paragraph-rsid="00250b4c"/>
    </style:style>
    <style:style style:name="P29" style:family="paragraph" style:parent-style-name="Standard">
      <style:text-properties fo:color="#000000" officeooo:rsid="000e4dfb" officeooo:paragraph-rsid="00279e1a"/>
    </style:style>
    <style:style style:name="P30" style:family="paragraph" style:parent-style-name="Standard">
      <style:text-properties officeooo:rsid="00247c74" officeooo:paragraph-rsid="00247c74"/>
    </style:style>
    <style:style style:name="P31" style:family="paragraph" style:parent-style-name="Standard">
      <style:text-properties officeooo:rsid="000fc314" officeooo:paragraph-rsid="002a19a1"/>
    </style:style>
    <style:style style:name="P32" style:family="paragraph" style:parent-style-name="Standard">
      <style:text-properties officeooo:rsid="002d3f12" officeooo:paragraph-rsid="002d3f12"/>
    </style:style>
    <style:style style:name="P33" style:family="paragraph" style:parent-style-name="Standard">
      <style:text-properties officeooo:rsid="002ef719" officeooo:paragraph-rsid="002ef719"/>
    </style:style>
    <style:style style:name="P34" style:family="paragraph" style:parent-style-name="Standard">
      <style:text-properties fo:font-variant="normal" fo:text-transform="none" fo:color="#333333" style:font-name="consolas" fo:font-size="10.5pt" fo:letter-spacing="normal" fo:font-style="normal" fo:font-weight="normal" officeooo:rsid="002ef719" officeooo:paragraph-rsid="002ef719"/>
    </style:style>
    <style:style style:name="P35" style:family="paragraph" style:parent-style-name="Standard">
      <style:text-properties fo:font-variant="normal" fo:text-transform="none" fo:color="#444444" style:font-name="Open Sans" fo:font-size="10.5pt" fo:letter-spacing="normal" fo:font-style="normal" fo:font-weight="normal" officeooo:rsid="002d3f12" officeooo:paragraph-rsid="002d3f12"/>
    </style:style>
    <style:style style:name="P36" style:family="paragraph" style:parent-style-name="Standard">
      <style:text-properties fo:font-variant="normal" fo:text-transform="none" fo:color="#444444" style:font-name="Open Sans" fo:font-size="10.5pt" fo:letter-spacing="normal" fo:font-style="normal" fo:font-weight="normal" officeooo:rsid="002f07a3" officeooo:paragraph-rsid="002f07a3"/>
    </style:style>
    <style:style style:name="P37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1ed344" officeooo:paragraph-rsid="001ed344"/>
    </style:style>
    <style:style style:name="P38" style:family="paragraph" style:parent-style-name="Preformatted_20_Text">
      <style:text-properties officeooo:rsid="001ed344" officeooo:paragraph-rsid="001ed344"/>
    </style:style>
    <style:style style:name="P39" style:family="paragraph" style:parent-style-name="Preformatted_20_Text">
      <style:text-properties officeooo:rsid="000a7b30" officeooo:paragraph-rsid="00279e1a"/>
    </style:style>
    <style:style style:name="P40" style:family="paragraph" style:parent-style-name="Preformatted_20_Text">
      <style:text-properties officeooo:rsid="000a668a" officeooo:paragraph-rsid="000a668a"/>
    </style:style>
    <style:style style:name="P41" style:family="paragraph" style:parent-style-name="Preformatted_20_Text">
      <style:text-properties officeooo:rsid="000a668a" officeooo:paragraph-rsid="002d17eb"/>
    </style:style>
    <style:style style:name="P42" style:family="paragraph" style:parent-style-name="Preformatted_20_Text">
      <style:paragraph-properties fo:margin-top="0cm" fo:margin-bottom="0.499cm" loext:contextual-spacing="false" fo:orphans="2" fo:widows="2" fo:padding="0.132cm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43" style:family="paragraph" style:parent-style-name="Preformatted_20_Text">
      <style:paragraph-properties fo:orphans="2" fo:widows="2" fo:padding="0.132cm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44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45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  <style:text-properties officeooo:paragraph-rsid="002d17eb"/>
    </style:style>
    <style:style style:name="P46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47" style:family="paragraph" style:parent-style-name="Standard">
      <style:text-properties fo:font-variant="normal" fo:text-transform="none" fo:color="#444444" style:font-name="Open Sans" fo:font-size="10.5pt" fo:letter-spacing="normal" fo:font-style="normal" fo:font-weight="normal" officeooo:rsid="002f07a3" officeooo:paragraph-rsid="002f07a3"/>
    </style:style>
    <style:style style:name="T1" style:family="text">
      <style:text-properties officeooo:rsid="0009bbf0"/>
    </style:style>
    <style:style style:name="T2" style:family="text">
      <style:text-properties officeooo:rsid="0011217f"/>
    </style:style>
    <style:style style:name="T3" style:family="text">
      <style:text-properties officeooo:rsid="0011317e"/>
    </style:style>
    <style:style style:name="T4" style:family="text">
      <style:text-properties officeooo:rsid="0013f3ee"/>
    </style:style>
    <style:style style:name="T5" style:family="text">
      <style:text-properties officeooo:rsid="00148895"/>
    </style:style>
    <style:style style:name="T6" style:family="text">
      <style:text-properties officeooo:rsid="00175b9a"/>
    </style:style>
    <style:style style:name="T7" style:family="text">
      <style:text-properties officeooo:rsid="0018b165"/>
    </style:style>
    <style:style style:name="T8" style:family="text">
      <style:text-properties officeooo:rsid="001a9dc1"/>
    </style:style>
    <style:style style:name="T9" style:family="text">
      <style:text-properties fo:font-style="normal" officeooo:rsid="001a9dc1" style:font-style-asian="normal" style:font-style-complex="normal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source-code-pro" fo:font-size="12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13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476582" style:font-name="source-code-pro" fo:font-size="9.75pt" fo:letter-spacing="normal" fo:font-style="normal" fo:font-weight="normal"/>
    </style:style>
    <style:style style:name="T15" style:family="text">
      <style:text-properties fo:font-variant="normal" fo:text-transform="none" fo:color="#476582" style:font-name="source-code-pro" fo:font-size="9.75pt" fo:letter-spacing="normal" fo:font-style="normal" fo:font-weight="normal" officeooo:rsid="0025420a"/>
    </style:style>
    <style:style style:name="T16" style:family="text">
      <style:text-properties fo:font-variant="normal" fo:text-transform="none" fo:color="#090910" style:font-name="Bitstream Vera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90910" style:font-name="Bitstream Vera Sans" fo:font-size="10pt" fo:letter-spacing="normal" fo:font-style="normal" fo:font-weight="normal" officeooo:rsid="000a668a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90910" style:font-name="Bitstream Vera Sans" fo:font-size="10pt" fo:letter-spacing="normal" fo:font-style="normal" fo:font-weight="normal" officeooo:rsid="002d17eb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242729" style:font-name="Consolas1" fo:font-size="9.75pt" fo:letter-spacing="normal" fo:font-style="normal" fo:font-weight="normal" officeooo:rsid="000a668a" fo:background-color="#eff0f1" loext:char-shading-value="0" style:font-size-asian="10pt" style:font-weight-asian="normal" style:font-size-complex="10pt" style:font-weight-complex="normal" loext:padding="0cm" loext:border="none"/>
    </style:style>
    <style:style style:name="T20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21" style:family="text">
      <style:text-properties fo:font-variant="normal" fo:text-transform="none" fo:color="#242729" style:font-name="Consolas1" fo:font-size="9.75pt" fo:letter-spacing="normal" fo:font-style="normal" fo:font-weight="normal" officeooo:rsid="002d17eb" fo:background-color="#eff0f1" loext:char-shading-value="0" loext:padding="0cm" loext:border="none"/>
    </style:style>
    <style:style style:name="T22" style:family="text">
      <style:text-properties officeooo:rsid="00250b4c"/>
    </style:style>
    <style:style style:name="T23" style:family="text">
      <style:text-properties officeooo:rsid="002769c4"/>
    </style:style>
    <style:style style:name="T24" style:family="text">
      <style:text-properties officeooo:rsid="002b8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/ →<text:span text:style-name="T6">luego root (lo mismo que ~ por ssh) → al pedo, no hay nada acá</text:span></text:p>
      <text:p text:style-name="P17"/>
      <text:p text:style-name="P14">/ →<text:span text:style-name="T6">luego home/fabianm → app-amparo y public_html </text:span></text:p>
      <text:p text:style-name="P18">/<text:span text:style-name="T7">usr</text:span></text:p>
      <text:p text:style-name="P18"/>
      <text:p text:style-name="P13">AppServiceProvider se mo<text:span text:style-name="T4">difica</text:span></text:p>
      <text:p text:style-name="P16">index.php apuntar correctamente directorios</text:p>
      <text:p text:style-name="P10">.<text:span text:style-name="T3">env sin key, luego se genera</text:span></text:p>
      <text:p text:style-name="P10"/>
      <text:p text:style-name="P10">Acceso ssh</text:p>
      <text:p text:style-name="P11">usuario panel ferozo</text:p>
      <text:p text:style-name="P21">Crear cuenta de hosting para usuario ferozo</text:p>
      <text:p text:style-name="P1"/>
      <text:p text:style-name="P22">instalar composer</text:p>
      <text:p text:style-name="P37">php -r "copy('https://getcomposer.org/installer', 'composer-setup.php');"</text:p>
      <text:p text:style-name="P43">php -r "if (hash_file('sha384', 'composer-setup.php') === 'a5c698ffe4b8e849a443b120cd5ba38043260d5c4023dbf93e1558871f1f07f58274fc6f4c93bcfd858c6bd0775cd8d1') { echo 'Installer verified'; } else { echo 'Installer corrupt'; unlink('composer-setup.php'); } echo PHP_EOL;"</text:p>
      <text:p text:style-name="P43">php composer-setup.php</text:p>
      <text:p text:style-name="P42">php -r "unlink('composer-setup.php');"</text:p>
      <text:p text:style-name="P38"><text:span text:style-name="Source_20_Text"><text:span text:style-name="T10">mv composer</text:span></text:span><text:span text:style-name="Source_20_Text"><text:span text:style-name="T12">.</text:span></text:span><text:span text:style-name="Source_20_Text"><text:span text:style-name="T10">phar </text:span></text:span><text:span text:style-name="Source_20_Text"><text:span text:style-name="T13">/</text:span></text:span><text:span text:style-name="Source_20_Text"><text:span text:style-name="T10">usr</text:span></text:span><text:span text:style-name="Source_20_Text"><text:span text:style-name="T13">/</text:span></text:span><text:span text:style-name="Source_20_Text"><text:span text:style-name="T10">local</text:span></text:span><text:span text:style-name="Source_20_Text"><text:span text:style-name="T13">/</text:span></text:span><text:span text:style-name="Source_20_Text"><text:span text:style-name="T10">bin</text:span></text:span><text:span text:style-name="Source_20_Text"><text:span text:style-name="T13">/</text:span></text:span><text:span text:style-name="Source_20_Text"><text:span text:style-name="T10">composer</text:span></text:span></text:p>
      <text:p text:style-name="P22"/>
      <text:p text:style-name="P19"><text:span text:style-name="T8">opt</text:span><text:span text:style-name="T9">/php7-2/bin/php</text:span></text:p>
      <text:p text:style-name="P7">Aplicar php con ruta completa para habilitar php7-2</text:p>
      <text:p text:style-name="P7"/>
      <text:p text:style-name="P30">instalar laravel</text:p>
      <text:p text:style-name="P38"><text:span text:style-name="Source_20_Text"><text:span text:style-name="T11">composer global require laravel/installer</text:span></text:span></text:p>
      <text:p text:style-name="P23"/>
      <text:p text:style-name="P24">touch ~/.bash_profile</text:p>
      <text:p text:style-name="P26">agregar</text:p>
      <text:p text:style-name="P28"><text:span text:style-name="T22">export PATH=/usr/local/bin:</text:span><text:span text:style-name="T14">$HOME/.config/composer/vendor/bin:</text:span><text:span text:style-name="T15">$PATH</text:span></text:p>
      <text:p text:style-name="P25"><text:span text:style-name="T23">source</text:span> ~/.bash_profile</text:p>
      <text:p text:style-name="P27"/>
      <text:p text:style-name="P1">Nginx 1.16.1</text:p>
      <text:p text:style-name="P1">PHP 5.4.16</text:p>
      <text:p text:style-name="P1">Mysql 5.6.45</text:p>
      <text:p text:style-name="P2">Centos 7 <text:span text:style-name="T1">Linux</text:span></text:p>
      <text:p text:style-name="P2"/>
      <text:p text:style-name="P31">crear base de datos y usuario mysql</text:p>
      <text:p text:style-name="P6"/>
      <text:p text:style-name="P3">configuración nginx, <text:span text:style-name="T2">instalar y activar, luego entrando con ip vemos pantalla de bienvenida</text:span></text:p>
      <text:p text:style-name="P40"><text:span text:style-name="Source_20_Text"><text:span text:style-name="T16"/></text:span></text:p>
      <text:p text:style-name="P41"><text:span text:style-name="Source_20_Text"><text:span text:style-name="T18">deshabilitar apache</text:span></text:span></text:p>
      <text:p text:style-name="P39"><text:span text:style-name="Source_20_Text"><text:span text:style-name="T19">systemctl stop httpd</text:span></text:span></text:p>
      <text:p text:style-name="P46"><text:span text:style-name="Source_20_Text"><text:span text:style-name="T20">systemctl disable httpd</text:span></text:span></text:p>
      <text:p text:style-name="P44"><text:span text:style-name="Source_20_Text"><text:span text:style-name="T20"/></text:span></text:p>
      <text:p text:style-name="P45"><text:span text:style-name="Source_20_Text"><text:span text:style-name="T21">activar nginx</text:span></text:span></text:p>
      <text:p text:style-name="P44"><text:span text:style-name="Source_20_Text"><text:span text:style-name="T20">systemctl restart nginx</text:span></text:span></text:p>
      <text:p text:style-name="P7"><text:span text:style-name="Source_20_Text"><text:span text:style-name="T17"/></text:span></text:p>
      <text:p text:style-name="P7"><text:soft-page-break/>php artisan key:generate</text:p>
      <text:p text:style-name="P29"/>
      <text:p text:style-name="P20">instalar nodejs:</text:p>
      <text:p text:style-name="P15">sudo yum remove -y nodejs npm</text:p>
      <text:p text:style-name="P15">sudo yum install -y nodejs</text:p>
      <text:p text:style-name="P15">sudo yum install gcc-c++ make</text:p>
      <text:p text:style-name="P4"/>
      <text:p text:style-name="P5"/>
      <text:p text:style-name="P12">dominio<text:span text:style-name="T24">alternativo</text:span>.com:2082 (phpmyadmin) <text:span text:style-name="T5">necesita dns correctamente asignados</text:span></text:p>
      <text:p text:style-name="P3"/>
      <text:p text:style-name="P8">(editar texto con sudo nano)</text:p>
      <text:p text:style-name="P3"/>
      <text:p text:style-name="P9">php artisan migrate</text:p>
      <text:p text:style-name="P9"/>
      <text:p text:style-name="P33">importante: ver rutas allowed, permitidas, esto muestra error en navegador, agregar a index.php</text:p>
      <text:p text:style-name="P34">ini_set('display_errors', 1); error_reporting(E_ALL);</text:p>
      <text:p text:style-name="P9"/>
      <text:p text:style-name="P32">restaurar usuario y grupo de cada directorio y archivo a fabianm</text:p>
      <text:p text:style-name="P35">/scripts/fixperms fabianm</text:p>
      <text:p text:style-name="P35"/>
      <text:p text:style-name="P36">databaseSeeder</text:p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monospace"/>
    <style:font-face style:name="Lohit Devanagari1" svg:font-family="'Lohit Devanagari'"/>
    <style:font-face style:name="Open Sans" svg:font-family="'Open Sans', 'Helvetica Neue', Helvetica, Arial, sans-serif"/>
    <style:font-face style:name="consolas" svg:font-family="consolas, monaco, 'bitstream vera sans mono', 'courier new', courier, monospace"/>
    <style:font-face style:name="monospace" svg:font-family="monospace, monospace"/>
    <style:font-face style:name="source-code-pro" svg:font-family="source-code-pro, 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34:34.810466337</meta:creation-date>
    <dc:date>2019-12-01T00:32:05.410266838</dc:date>
    <meta:editing-duration>PT14H7M56S</meta:editing-duration>
    <meta:editing-cycles>46</meta:editing-cycles>
    <meta:generator>LibreOffice/6.0.7.3$Linux_X86_64 LibreOffice_project/00m0$Build-3</meta:generator>
    <meta:document-statistic meta:table-count="0" meta:image-count="0" meta:object-count="0" meta:page-count="2" meta:paragraph-count="47" meta:word-count="213" meta:character-count="1764" meta:non-whitespace-character-count="1597"/>
  </office:meta>
</office:document-meta>
</file>